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ming Soon" svg:font-family="'Coming Soo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ming Soon" fo:font-size="14pt" officeooo:rsid="0004b8b4" officeooo:paragraph-rsid="0004b8b4" style:font-size-asian="14pt" style:font-size-complex="14pt"/>
    </style:style>
    <style:style style:name="P2" style:family="paragraph" style:parent-style-name="Standard">
      <style:text-properties fo:color="#000000" style:font-name="Coming Soon" fo:font-size="14pt" officeooo:rsid="0004b8b4" officeooo:paragraph-rsid="0007f08e" style:font-size-asian="14pt" style:font-size-complex="14pt"/>
    </style:style>
    <style:style style:name="P3" style:family="paragraph" style:parent-style-name="Standard">
      <style:text-properties fo:color="#000000" style:font-name="Coming Soon" fo:font-size="18pt" officeooo:rsid="0004b8b4" officeooo:paragraph-rsid="0004b8b4" style:font-size-asian="18pt" style:font-size-complex="18pt"/>
    </style:style>
    <style:style style:name="P4" style:family="paragraph" style:parent-style-name="Standard">
      <style:text-properties fo:color="#000000" style:font-name="Coming Soon" fo:font-size="18pt" officeooo:rsid="0004b8b4" officeooo:paragraph-rsid="0007f08e" style:font-size-asian="18pt" style:font-size-complex="18pt"/>
    </style:style>
    <style:style style:name="P5" style:family="paragraph" style:parent-style-name="Standard">
      <style:text-properties fo:color="#000000" style:font-name="Coming Soon" fo:font-size="18pt" officeooo:rsid="0004b8b4" officeooo:paragraph-rsid="00091927" style:font-size-asian="18pt" style:font-size-complex="18pt"/>
    </style:style>
    <style:style style:name="P6" style:family="paragraph" style:parent-style-name="Standard">
      <style:text-properties fo:color="#b3b3b3" style:font-name="Coming Soon" fo:font-size="18pt" officeooo:rsid="0004b8b4" officeooo:paragraph-rsid="0004b8b4" style:font-size-asian="18pt" style:font-size-complex="18pt"/>
    </style:style>
    <style:style style:name="P7" style:family="paragraph" style:parent-style-name="Standard">
      <style:text-properties fo:color="#b3b3b3" style:font-name="Coming Soon" fo:font-size="18pt" officeooo:rsid="0004b8b4" officeooo:paragraph-rsid="0007f08e" style:font-size-asian="18pt" style:font-size-complex="18pt"/>
    </style:style>
    <style:style style:name="P8" style:family="paragraph" style:parent-style-name="Standard">
      <style:text-properties fo:color="#b3b3b3" style:font-name="Coming Soon" fo:font-size="18pt" officeooo:rsid="0007f08e" officeooo:paragraph-rsid="0007f08e" style:font-size-asian="18pt" style:font-size-complex="18pt"/>
    </style:style>
    <style:style style:name="P9" style:family="paragraph" style:parent-style-name="Standard">
      <style:paragraph-properties fo:break-before="page"/>
      <style:text-properties fo:color="#000000" style:font-name="Coming Soon" fo:font-size="14pt" officeooo:rsid="0004b8b4" officeooo:paragraph-rsid="0007f08e" style:font-size-asian="14pt" style:font-size-complex="14pt"/>
    </style:style>
    <style:style style:name="P10" style:family="paragraph" style:parent-style-name="Standard">
      <style:text-properties fo:color="#000000" style:font-name="Coming Soon" fo:font-size="18pt" officeooo:rsid="0004b8b4" officeooo:paragraph-rsid="0007f08e" style:font-size-asian="18pt" style:font-size-complex="18pt"/>
    </style:style>
    <style:style style:name="P11" style:family="paragraph" style:parent-style-name="Standard">
      <style:text-properties fo:color="#b3b3b3" style:font-name="Coming Soon" fo:font-size="18pt" officeooo:rsid="0007f08e" officeooo:paragraph-rsid="0007f08e" style:font-size-asian="18pt" style:font-size-complex="18pt"/>
    </style:style>
    <style:style style:name="P12" style:family="paragraph" style:parent-style-name="Standard">
      <style:text-properties fo:color="#b3b3b3" style:font-name="Coming Soon" fo:font-size="18pt" officeooo:rsid="00091927" officeooo:paragraph-rsid="00091927" style:font-size-asian="18pt" style:font-size-complex="18pt"/>
    </style:style>
    <style:style style:name="P13" style:family="paragraph" style:parent-style-name="Standard">
      <style:text-properties fo:color="#b3b3b3" style:font-name="Coming Soon" fo:font-size="18pt" officeooo:rsid="0004b8b4" officeooo:paragraph-rsid="000d1b8c" style:font-size-asian="18pt" style:font-size-complex="18pt"/>
    </style:style>
    <style:style style:name="T1" style:family="text">
      <style:text-properties officeooo:rsid="0007f08e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07f08e" style:font-size-asian="18pt" style:font-size-complex="18pt"/>
    </style:style>
    <style:style style:name="T4" style:family="text">
      <style:text-properties officeooo:rsid="00091927"/>
    </style:style>
    <style:style style:name="Sect1" style:family="section">
      <style:section-properties text:dont-balance-text-columns="false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t 4 - Exercise 3</text:p>
      <text:p text:style-name="P1"/>
      <text:section text:style-name="Sect1" text:name="Secció1">
        <text:p text:style-name="P3">1. What does he do?</text:p>
        <text:p text:style-name="P6">He's a secretary.</text:p>
        <text:p text:style-name="P3"/>
        <text:p text:style-name="P3">2. What does he do?</text:p>
        <text:p text:style-name="P6">He's a teacher.</text:p>
        <text:p text:style-name="P3"/>
        <text:p text:style-name="P3">3. What does he do?</text:p>
        <text:p text:style-name="P6">He's a gardener.</text:p>
        <text:p text:style-name="P3"/>
        <text:p text:style-name="P3">4. What does he do?</text:p>
        <text:p text:style-name="P6">He's a security guard.</text:p>
        <text:p text:style-name="P3"/>
        <text:p text:style-name="P3">5. What does he do?</text:p>
        <text:p text:style-name="P6">He's a scientist.</text:p>
        <text:p text:style-name="P3"/>
        <text:p text:style-name="P3">6. What does he do?</text:p>
        <text:p text:style-name="P6">He's a cook.</text:p>
        <text:p text:style-name="P3"/>
        <text:p text:style-name="P3">7. What do they do?</text:p>
        <text:p text:style-name="P6">They are students.</text:p>
        <text:p text:style-name="P3"/>
        <text:p text:style-name="P3">8. What does she do?</text:p>
        <text:p text:style-name="P6">She's a librarian.</text:p>
        <text:p text:style-name="P6"/>
        <text:p text:style-name="P3">9. What does she do?</text:p>
        <text:p text:style-name="P6">She's a tour guide.</text:p>
        <text:p text:style-name="P3"/>
        <text:p text:style-name="P3">10. What does he do?</text:p>
        <text:p text:style-name="P6">He's a computer programmer.</text:p>
        <text:p text:style-name="P9">Unit 4 - Exercise 3</text:p>
        <text:p text:style-name="P4"/>
        <text:p text:style-name="P2"><text:span text:style-name="T2">1. He</text:span><text:span text:style-name="T3"> play classical music (Present)</text:span></text:p>
        <text:p text:style-name="P7">He <text:span text:style-name="T1">played classical music</text:span>. <text:span text:style-name="T1">(Past)</text:span></text:p>
        <text:p text:style-name="P8">He didn’t play classical music. (Past)</text:p>
        <text:p text:style-name="P4"/>
        <text:p text:style-name="P4">2. <text:span text:style-name="T1">They listen to their teachers (Present)</text:span></text:p>
        <text:p text:style-name="P8">They listened to their teachers (Past).</text:p>
        <text:p text:style-name="P7"><text:span text:style-name="T1">They didn’t listen to their teachers</text:span>. <text:span text:style-name="T1">(Past)</text:span></text:p>
        <text:p text:style-name="P4"/>
        <text:p text:style-name="P4">3. W<text:span text:style-name="T1">e don’t talk a lot (Present)</text:span></text:p>
        <text:p text:style-name="P8">We talked a lot. (Past)</text:p>
        <text:p text:style-name="P8">We didn’t talk a lot. (Past)</text:p>
        <text:p text:style-name="P4"/>
        <text:p text:style-name="P4">4. <text:span text:style-name="T1">She use a computer. (Present)</text:span></text:p>
        <text:p text:style-name="P8">She used a computer.. (Past)</text:p>
        <text:p text:style-name="P8">She didn’t use a computer (Past)</text:p>
        <text:p text:style-name="P4"/>
        <text:p text:style-name="P4">5. W<text:span text:style-name="T1">e arrive at nine o’clock (Present)</text:span></text:p>
        <text:p text:style-name="P8">We arrived at nine o’clock. (Past)</text:p>
        <text:p text:style-name="P8">We didn’t arrive at nine o’clock. (Past)</text:p>
        <text:p text:style-name="P4"/>
        <text:p text:style-name="P4">6. <text:span text:style-name="T1">They don’t watch TV. (Present)</text:span></text:p>
        <text:p text:style-name="P8">They watched TV. (Past)</text:p>
        <text:p text:style-name="P8">They didn’t watch TV. (Past)</text:p>
        <text:p text:style-name="P4"/>
        <text:p text:style-name="P4">7. <text:span text:style-name="T4">You talk in the school. (Present)</text:span></text:p>
        <text:p text:style-name="P12">You talked in the school (Past)</text:p>
        <text:p text:style-name="P13"><text:span text:style-name="T4">You didn’t talk in the school</text:span>. <text:span text:style-name="T4">(Past)</text:span></text:p>
        <text:p text:style-name="P4"/>
        <text:p text:style-name="P5"><text:span text:style-name="T4">8</text:span>. <text:span text:style-name="T4">You work in my home. (Present)</text:span></text:p>
        <text:p text:style-name="P12">You worked in my home. (Past)</text:p>
        <text:p text:style-name="P13"><text:span text:style-name="T4">You didn’t work in my home</text:span>. <text:span text:style-name="T4">(Past)</text:span></text:p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ming Soon" svg:font-family="'Coming Soo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style:rfc-language-tag="ca-ES-valencia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style:rfc-language-tag="ca-ES-valencia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12:51:07.473322685</meta:creation-date>
    <dc:date>2017-03-04T10:17:30.536195359</dc:date>
    <meta:editing-duration>PT22M56S</meta:editing-duration>
    <meta:editing-cycles>9</meta:editing-cycles>
    <meta:generator>LibreOffice/5.1.6.2$Linux_X86_64 LibreOffice_project/10m0$Build-2</meta:generator>
    <meta:print-date>2017-02-19T13:34:12.682431425</meta:print-date>
    <meta:document-statistic meta:table-count="0" meta:image-count="0" meta:object-count="0" meta:page-count="2" meta:paragraph-count="46" meta:word-count="240" meta:character-count="1215" meta:non-whitespace-character-count="1021"/>
  </office:meta>
</office:document-meta>
</file>